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onospace" svg:font-family="monospace"/>
    <style:font-face style:name="var jp-code-font-family" svg:font-family="'var jp-code-font-family'"/>
    <style:font-face style:name="DejaVu Sans1" svg:font-family="'DejaVu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11839c" officeooo:paragraph-rsid="0011839c"/>
    </style:style>
    <style:style style:name="P2" style:family="paragraph" style:parent-style-name="Standard">
      <style:paragraph-properties fo:text-align="center" style:justify-single-word="false" style:writing-mode="rl-tb"/>
      <style:text-properties officeooo:rsid="0011839c" officeooo:paragraph-rsid="0011839c"/>
    </style:style>
    <style:style style:name="P3" style:family="paragraph" style:parent-style-name="Standard">
      <style:paragraph-properties fo:text-align="end" style:justify-single-word="false" style:writing-mode="rl-tb"/>
      <style:text-properties officeooo:paragraph-rsid="0011839c"/>
    </style:style>
    <style:style style:name="P4" style:family="paragraph" style:parent-style-name="Standard">
      <style:paragraph-properties fo:text-align="end" style:justify-single-word="false" style:writing-mode="rl-tb"/>
      <style:text-properties officeooo:paragraph-rsid="001288ac"/>
    </style:style>
    <style:style style:name="P5" style:family="paragraph" style:parent-style-name="Standard">
      <style:paragraph-properties fo:text-align="end" style:justify-single-word="false" style:writing-mode="rl-tb"/>
      <style:text-properties officeooo:paragraph-rsid="001442e6"/>
    </style:style>
    <style:style style:name="P6" style:family="paragraph" style:parent-style-name="Standard">
      <style:paragraph-properties fo:text-align="end" style:justify-single-word="false" style:writing-mode="rl-tb"/>
      <style:text-properties officeooo:paragraph-rsid="0014c83d"/>
    </style:style>
    <style:style style:name="P7" style:family="paragraph" style:parent-style-name="Standard">
      <style:paragraph-properties fo:text-align="end" style:justify-single-word="false" style:writing-mode="rl-tb"/>
      <style:text-properties officeooo:paragraph-rsid="0017177f"/>
    </style:style>
    <style:style style:name="P8" style:family="paragraph" style:parent-style-name="Standard">
      <style:paragraph-properties fo:text-align="end" style:justify-single-word="false" style:writing-mode="rl-tb"/>
      <style:text-properties fo:font-weight="bold" officeooo:rsid="0011839c" officeooo:paragraph-rsid="0011839c" style:font-weight-asian="bold" style:font-weight-complex="bold"/>
    </style:style>
    <style:style style:name="P9" style:family="paragraph" style:parent-style-name="Standard">
      <style:paragraph-properties fo:text-align="end" style:justify-single-word="false" style:writing-mode="rl-tb"/>
      <style:text-properties fo:font-weight="bold" officeooo:paragraph-rsid="0011839c" style:font-weight-asian="bold" style:font-weight-complex="bold"/>
    </style:style>
    <style:style style:name="P10" style:family="paragraph" style:parent-style-name="Standard">
      <style:paragraph-properties fo:text-align="end" style:justify-single-word="false" style:writing-mode="rl-tb"/>
      <style:text-properties fo:font-weight="bold" officeooo:paragraph-rsid="0014c83d" style:font-weight-asian="bold" style:font-weight-complex="bold"/>
    </style:style>
    <style:style style:name="P11" style:family="paragraph" style:parent-style-name="Standard">
      <style:paragraph-properties fo:text-align="end" style:justify-single-word="false" style:writing-mode="rl-tb"/>
      <style:text-properties fo:font-weight="bold" officeooo:rsid="0013668c" officeooo:paragraph-rsid="0013668c" style:font-weight-asian="bold" style:font-weight-complex="bold"/>
    </style:style>
    <style:style style:name="P12" style:family="paragraph" style:parent-style-name="Standard">
      <style:paragraph-properties fo:text-align="end" style:justify-single-word="false" style:writing-mode="rl-tb"/>
      <style:text-properties fo:font-weight="bold" officeooo:rsid="001442e6" officeooo:paragraph-rsid="001442e6" style:font-weight-asian="bold" style:font-weight-complex="bold"/>
    </style:style>
    <style:style style:name="P13" style:family="paragraph" style:parent-style-name="Standard">
      <style:paragraph-properties fo:text-align="end" style:justify-single-word="false" style:writing-mode="rl-tb"/>
      <style:text-properties fo:font-weight="bold" officeooo:rsid="0017177f" officeooo:paragraph-rsid="0017177f" style:font-weight-asian="bold" style:font-weight-complex="bold"/>
    </style:style>
    <style:style style:name="P14" style:family="paragraph" style:parent-style-name="Standard">
      <style:paragraph-properties fo:text-align="end" style:justify-single-word="false" style:writing-mode="rl-tb"/>
      <style:text-properties fo:font-weight="normal" officeooo:rsid="0011839c" officeooo:paragraph-rsid="0011839c" style:font-weight-asian="normal" style:font-weight-complex="normal"/>
    </style:style>
    <style:style style:name="P15" style:family="paragraph" style:parent-style-name="Standard">
      <style:paragraph-properties fo:text-align="end" style:justify-single-word="false" style:writing-mode="rl-tb"/>
      <style:text-properties fo:font-weight="normal" officeooo:rsid="001288ac" officeooo:paragraph-rsid="001288ac" style:font-weight-asian="normal" style:font-weight-complex="normal"/>
    </style:style>
    <style:style style:name="P16" style:family="paragraph" style:parent-style-name="Standard">
      <style:paragraph-properties fo:text-align="end" style:justify-single-word="false" style:writing-mode="rl-tb"/>
      <style:text-properties fo:font-weight="normal" officeooo:rsid="0013668c" officeooo:paragraph-rsid="0014c83d" style:font-weight-asian="normal" style:font-weight-complex="normal"/>
    </style:style>
    <style:style style:name="P17" style:family="paragraph" style:parent-style-name="Standard">
      <style:paragraph-properties fo:text-align="end" style:justify-single-word="false" style:writing-mode="rl-tb"/>
      <style:text-properties fo:font-weight="normal" officeooo:rsid="0017177f" officeooo:paragraph-rsid="0017177f" style:font-weight-asian="normal" style:font-weight-complex="normal"/>
    </style:style>
    <style:style style:name="P18" style:family="paragraph" style:parent-style-name="Standard">
      <style:paragraph-properties fo:text-align="end" style:justify-single-word="false" style:writing-mode="rl-tb"/>
      <style:text-properties fo:font-weight="normal" officeooo:paragraph-rsid="0013668c"/>
    </style:style>
    <style:style style:name="P19" style:family="paragraph" style:parent-style-name="Standard">
      <style:paragraph-properties fo:text-align="end" style:justify-single-word="false" style:writing-mode="rl-tb"/>
      <style:text-properties fo:font-weight="normal" officeooo:rsid="0013668c" officeooo:paragraph-rsid="0013668c"/>
    </style:style>
    <style:style style:name="P20" style:family="paragraph" style:parent-style-name="Standard">
      <style:paragraph-properties fo:text-align="end" style:justify-single-word="false" style:writing-mode="rl-tb"/>
      <style:text-properties fo:font-weight="normal" officeooo:rsid="001442e6" officeooo:paragraph-rsid="001442e6"/>
    </style:style>
    <style:style style:name="P21" style:family="paragraph" style:parent-style-name="Standard">
      <style:paragraph-properties fo:text-align="end" style:justify-single-word="false" style:writing-mode="rl-tb"/>
      <style:text-properties officeooo:rsid="0014c83d" officeooo:paragraph-rsid="0014c83d"/>
    </style:style>
    <style:style style:name="T1" style:family="text">
      <style:text-properties officeooo:rsid="0011839c"/>
    </style:style>
    <style:style style:name="T2" style:family="text">
      <style:text-properties fo:font-weight="normal" style:font-weight-asian="normal" style:font-weight-complex="normal"/>
    </style:style>
    <style:style style:name="T3" style:family="text">
      <style:text-properties fo:font-weight="normal" officeooo:rsid="001288ac" style:font-weight-asian="normal" style:font-weight-complex="normal"/>
    </style:style>
    <style:style style:name="T4" style:family="text">
      <style:text-properties fo:font-weight="normal" officeooo:rsid="0013668c" style:font-weight-asian="normal" style:font-weight-complex="normal"/>
    </style:style>
    <style:style style:name="T5" style:family="text">
      <style:text-properties fo:font-weight="normal" officeooo:rsid="001442e6" style:font-weight-asian="normal" style:font-weight-complex="normal"/>
    </style:style>
    <style:style style:name="T6" style:family="text">
      <style:text-properties fo:font-weight="normal" officeooo:rsid="0014c83d" style:font-weight-asian="normal" style:font-weight-complex="normal"/>
    </style:style>
    <style:style style:name="T7" style:family="text">
      <style:text-properties fo:font-weight="normal" officeooo:rsid="0015451c" style:font-weight-asian="normal" style:font-weight-complex="normal"/>
    </style:style>
    <style:style style:name="T8" style:family="text">
      <style:text-properties fo:font-weight="normal" officeooo:rsid="0017177f" style:font-weight-asian="normal" style:font-weight-complex="normal"/>
    </style:style>
    <style:style style:name="T9" style:family="text">
      <style:text-properties fo:font-weight="normal" officeooo:rsid="001973bc" style:font-weight-asian="normal" style:font-weight-complex="normal"/>
    </style:style>
    <style:style style:name="T10" style:family="text">
      <style:text-properties style:font-weight-asian="normal" style:font-weight-complex="normal"/>
    </style:style>
    <style:style style:name="T11" style:family="text">
      <style:text-properties officeooo:rsid="0013668c" style:font-weight-asian="normal" style:font-weight-complex="normal"/>
    </style:style>
    <style:style style:name="T12" style:family="text">
      <style:text-properties officeooo:rsid="0014c83d" style:font-weight-asian="normal" style:font-weight-complex="normal"/>
    </style:style>
    <style:style style:name="T13" style:family="text">
      <style:text-properties officeooo:rsid="001442e6"/>
    </style:style>
    <style:style style:name="T14" style:family="text">
      <style:text-properties officeooo:rsid="0014c83d"/>
    </style:style>
    <style:style style:name="T15" style:family="text">
      <style:text-properties officeooo:rsid="0015451c"/>
    </style:style>
    <style:style style:name="T16" style:family="text">
      <style:text-properties officeooo:rsid="0017ac3e"/>
    </style:style>
    <style:style style:name="T17" style:family="text">
      <style:text-properties officeooo:rsid="001973b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تمرین Text Classification با Naive Bayes</text:p>
      <text:p text:style-name="P2">آرش محرابی</text:p>
      <text:p text:style-name="P2"/>
      <text:p text:style-name="P8">لینک کد:</text:p>
      <text:p text:style-name="P3"><text:a xlink:type="simple" xlink:href="https://github.com/arash-mehrabi-z/data-mining/blob/main/naive_bayes/naive_bayes.ipynb" text:style-name="Internet_20_link" text:visited-style-name="Visited_20_Internet_20_Link"><text:span text:style-name="T1">https://github.com/arash-mehrabi-z/data-mining/blob/main/naive_bayes/naive_bayes.ipynb</text:span></text:a></text:p>
      <text:p text:style-name="P3"/>
      <text:p text:style-name="P8">توضیحات درباره Crawl:</text:p>
      <text:p text:style-name="P1">برای درخواست HTTP دادن از کتابخانه Requests پایتون و برای scrape کردن html از BeautifulSoup4 استفاده شده است.</text:p>
      <text:p text:style-name="P1">به صورت اتوماتیک به تمام صفحات mstajbakhsh.ir درخواست می‌زند و پست های هر صفحه را برمی‌دارد و جداگانه به‌به آن پست ها هم درخواست می زند. </text:p>
      <text:p text:style-name="P1">در پست ها نوشته هایی که در post-body هستند را به عنوان text بر میگردد و کتگوری ها را به عنوان class label .</text:p>
      <text:p text:style-name="P1"/>
      <text:p text:style-name="P8">توضیح مدل:</text:p>
      <text:p text:style-name="P3"><text:span text:style-name="T1">از تابع کتابخانه ای TfidfVectorizer برای درآوردن feature و vectorize کردن اطلاعات استفاده می‌کند و از تابع MultinomialNB برای مدل Naive ‌Bayes.</text:span></text:p>
      <text:p text:style-name="P3"/>
      <text:p text:style-name="P9"><text:span text:style-name="T1">تحلیل داده ها: </text:span></text:p>
      <text:p text:style-name="P14">من حالت‌های مختلفی را امتحان کردم و نتایج مختلفی را گرفتم که به ترتیب توضیح می دهم.</text:p>
      <text:p text:style-name="P14"/>
      <text:p text:style-name="P8">۱. حالت یک:</text:p>
      <text:p text:style-name="P14">در داده‌های سایت بعضی text ها چندین کلاس مثل ( Tutorial, AndroJava و … ) به صورت همزمان دارند و بعضی‌ها تنها یک کلاس. </text:p>
      <text:p text:style-name="P15">در این حالت برای تکست هایی که چند لیبل داشت من فقط لیبل اول را استفاده کردم چون با بررسی چشمی می‌توان نتیجه گرفت که تقریباً همیشه لیبل اول مرتبط ترین به متن پست ها بود. در نتیجه تعداد تکست های ما دقیقاً برابر تعداد پست های سایت یعنی ۵۵ تا بود.</text:p>
      <text:p text:style-name="P4"><text:span text:style-name="T3">برای آموزش داده‌ها من از کل داده‌ها استفاده کردم و برای تست کردن ۱۰ پست اخیر وبسایت را انتخاب کردم. </text:span><text:span text:style-name="T4">در نتیجه دیتای تست را مدل قبلاً دیده بود. نتایج به دست آمده بسیار خوب بود و از ۱۰ تا دیتای ترین ۹ تا را درست تشخیص داده بود.</text:span></text:p>
      <text:p text:style-name="P18"><text:span text:style-name="T11">دیتایی که اشتباه تشخیص داده یک متن مربوط به Home Assistant است که به جای کلاس IoT آن را Anonymity Networks تشخیص داده که احتمالاً به خاطر کم بودن دیتای ترین از کلاس IoT می باشد.</text:span></text:p>
      <text:p text:style-name="P18"><text:span text:style-name="T11"/></text:p>
      <text:p text:style-name="P11">۲. حالت دو:</text:p>
      <text:p text:style-name="P19"><text:span text:style-name="T10">در این حالت همان سیاست استفاده از لیبل های </text:span><text:span text:style-name="T12">حالت</text:span><text:span text:style-name="T10"> قبلی استفاده شده است.</text:span></text:p>
      <text:p text:style-name="P19"><text:span text:style-name="T10">اما در این حالت دیتای ترین را مدل قبلاً ندیده بود و فقط یکی از ۶ تا دیتای تست را درست تشخیص داده. تستی که درست تشخیص داده مربوط به Hidden Mail Service است که لیبل Anonymity Networks دارد و دلیل اینکه آن را تشخیص داده احتمالاً به خاطر استفاده از واژه‌هایی است که در دیگر پست های مربوط به این کاتگوری هم استفاده شده است مثل Tor, Hidden, server و … .</text:span></text:p>
      <text:p text:style-name="P20"><text:span text:style-name="T10"/></text:p>
      <text:p text:style-name="P12">۳. حالت سه:</text:p>
      <text:p text:style-name="P4"><text:span text:style-name="T3">در این حالت من همه لیبل ها را استفاده کردم و تکست هایی که چندین لیبل داشتند، به ازای هر لیبل یک بار دیگر text را وارد دیتاست کردم. پس مثلاً اگر تکست « Einstein was a great scientist. &gt;&gt; با دو کاتگوری academic و personal آمده باشد، انگار دو تکست داریم که متن هر کدامشان یکی است اما لیبل هایش متفاوت.</text:span><text:span text:style-name="T5"> طبیعتاً در این حالت چون از لیبل های زیادی استفاده می‌کنیم تعداد داده هایمان به جای ۵۵ تا ۱۳۲ تاست و لیبل های پرت زیادی وجود دارد به این معنی که ممکن است از یک لیبل خاص فقط یک تکست وجود داشته باشد که طبیعتاً عمل ترین کردن را خیلی سخت می کند. انتظار داریم که در این حالت درصد موفقیت به طور محسوسی پایین‌تر بیاید.</text:span></text:p>
      <text:p text:style-name="P5"><text:span text:style-name="T5">برای عمل ترین، دوباره مثل حالت یک در این حالت هم مدل قبلاً دیتای تست را دیده.</text:span></text:p>
      <text:p text:style-name="P21"><text:soft-page-break/><text:span text:style-name="T5">ب</text:span><text:span text:style-name="T2">رای بررسی عمل کرد در این حالت من اینطور بررسی کرده‌ام که از پست هایی که چندین لیبل دارند حتی اگر یک لیبل را هم درست بگوید، آن را به عنوان عمل‌کرد درست می پذیرم. با این فرض می‌بینیم که در این حالت عمل‌کرد ۱۰۰ درصدی را شاهدیم. علت آن هم این است که طبیعتاً وقتی برای یک تکست چند جواب درست وجود داشته باشد، شانس اینکه مدل بتواند آن را درست تشخیص دهد بالاتر می رود.</text:span></text:p>
      <text:p text:style-name="P21"><text:span text:style-name="T2"/></text:p>
      <text:p text:style-name="P21"><text:span text:style-name="T2"/></text:p>
      <text:p text:style-name="P10"><text:span text:style-name="T14">۴</text:span><text:span text:style-name="T13">. حالت </text:span><text:span text:style-name="T14">چهار</text:span><text:span text:style-name="T13">:</text:span></text:p>
      <text:p text:style-name="P16">در این حالت همان سیاست استفاده از لیبل های <text:span text:style-name="T14">حالت</text:span> قبلی استفاده شده است.</text:p>
      <text:p text:style-name="P6"><text:span text:style-name="T4">اما در این حالت </text:span><text:span text:style-name="T6">دوباره</text:span><text:span text:style-name="T4"> دیتای ترین را مدل قبلاً ندیده بود. </text:span><text:span text:style-name="T6">می‌بینیم که در این حالت مدل موفق نشده که هیچ کدام از دیتای تست را به درستی تشخیص دهد. به طرز عجیبی می‌بینیم همه دیتای تست را که ۶ پست اخیر وبلاگ هستند را Tutorial پیش‌بینی کرده. </text:span><text:span text:style-name="T7">اگر به نحوه distribution کاتگوری ها نگاه کنیم می‌بینیم که Tutorial با ۱۸ پست بعد از Personal با ۱۹ پست بیشترین تعداد پست ها را دارد، اما سایر کاتگوری ها مثل AndroJava و Anonymity Networks نیز تعداد خوبی پست دارند پس دیتا نسبتاً خوب توزیع شده و مدل می بایست خوب توزیع شده باشد اما عمل‌کرد مدل در این حالت عجیب است.</text:span></text:p>
      <text:p text:style-name="P6"><text:span text:style-name="T7"/></text:p>
      <text:p text:style-name="P13"><text:span text:style-name="T15">ن</text:span>تیجه گیری:</text:p>
      <text:p text:style-name="P17">در حالت‌هایی که مدل قبلاً دیتای تست را به عنوان دیتای آموزش دیده بود، عمل‌کرد بسیار عالی (۹۰٪ و ۱۰۰٪) را داشتیم اما در حالت‌هایی که دیتای تست جدید بود عمل‌کرد بسیار بد ( ۱۶٪ و ۰٪ ) را دیدیم.</text:p>
      <text:p text:style-name="P7"><text:span text:style-name="T8">دلیل این را هم باید در کمی دیتای آموزش و پخش بودن زیادی کلاس لیبل ها جستجو کرد. برای بهبود عمل‌کرد مدل توصیه می‌شود که </text:span><text:span text:style-name="T9">کاتگوری</text:span><text:span text:style-name="T8"> ها را از سایت برنداریم بلکه با دیتایی که داریم خودمان تعداد کمتری کلاس لیبل ( مثلاً ۵ تا ) در نظر بگیریم و به صورت supervised به هر تکست یک </text:span><text:span text:style-name="T9">لیبل</text:span><text:span text:style-name="T8"> اختصاص بدهیم. پیش‌بینی می‌کنم که در این حالت عمل‌کرد مدل در حالت‌هایی که دیتای تست جدید هم باشد بسیار بهتر شود.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onospace" svg:font-family="monospace"/>
    <style:font-face style:name="var jp-code-font-family" svg:font-family="'var jp-code-font-family'"/>
    <style:font-face style:name="DejaVu Sans1" svg:font-family="'DejaVu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11:08:05.268140723</meta:creation-date>
    <dc:date>2020-12-24T12:21:44.752860615</dc:date>
    <meta:editing-duration>PT9M57S</meta:editing-duration>
    <meta:editing-cycles>4</meta:editing-cycles>
    <meta:generator>LibreOffice/6.4.6.2$Linux_X86_64 LibreOffice_project/40$Build-2</meta:generator>
    <meta:document-statistic meta:table-count="0" meta:image-count="0" meta:object-count="0" meta:page-count="2" meta:paragraph-count="30" meta:word-count="855" meta:character-count="4196" meta:non-whitespace-character-count="3368"/>
  </office:meta>
</office:document-meta>
</file>